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14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URL zur XML-Datei</text:p>
          </table:table-cell>
          <table:table-cell table:style-name="ce3" office:value-type="string" calcext:value-type="string">
            <text:p>Titel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Extent mit Min-XY, Max-XY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TileMatrixSet</text:p>
          </table:table-cell>
          <table:table-cell table:style-name="ce3" office:value-type="string" calcext:value-type="string">
            <text:p>ResourceURL</text:p>
          </table:table-cell>
          <table:table-cell table:style-name="ce4" office:value-type="string" calcext:value-type="string">
            <text:p>maximaler Zoom-Level</text:p>
          </table:table-cell>
          <table:table-cell table:style-name="ce3" office:value-type="string" calcext:value-type="string">
            <text:p>LeafletURL</text:p>
          </table:table-cell>
          <table:table-cell table:style-name="ce3" office:value-type="string" calcext:value-type="string">
            <text:p>Attribution 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</text:p>
          </table:table-cell>
          <table:table-cell office:value-type="string" calcext:value-type="string">
            <text:p>Basemap von Österreich in Farbe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geolandbasemap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geolandbasemap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verlay</text:p>
          </table:table-cell>
          <table:table-cell office:value-type="string" calcext:value-type="string">
            <text:p>Basemap von Österreich nur Beschriftung als transparenter Layer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verlay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overlay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rau</text:p>
          </table:table-cell>
          <table:table-cell office:value-type="string" calcext:value-type="string">
            <text:p>Basemap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grau/{Style}/{TileMatrixSet}/{TileMatrix}/{TileRow}/{TileCol}.p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grau/normal/google3857/{z}/{y}/{x}.pn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Basemap High DPI</text:p>
          </table:table-cell>
          <table:table-cell office:value-type="string" calcext:value-type="string">
            <text:p>Basemap mit 512x512px Kacheln für Unterstützung von User Endgeräten mit high dpi Displays (iPad retina, smartphones mit HD Auflösung)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hidpi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hidpi/normal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rthofoto</text:p>
          </table:table-cell>
          <table:table-cell office:value-type="string" calcext:value-type="string">
            <text:p>Basemap als farbiges Orthofoto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oogle3857</text:p>
          </table:table-cell>
          <table:table-cell office:value-type="string" calcext:value-type="string">
            <text:p>https://mapsneu.wien.gv.at/basemap/bmaporthofoto30cm/{Style}/{TileMatrixSet}/{TileMatrix}/{TileRow}/{TileCol}.jp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mapsneu.wien.gv.at/basemap/bmaporthofoto30cm/normal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Gelände</text:p>
          </table:table-cell>
          <table:table-cell office:value-type="string" calcext:value-type="string">
            <text:p>Basemap Gelände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gelaend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mapsneu.wien.gv.at/basemap/bmapgelaende/grau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tps://mapsneu.wien.gv.at/basemapneu/1.0.0/WMTSCapabilities.xml</text:p>
          </table:table-cell>
          <table:table-cell office:value-type="string" calcext:value-type="string">
            <text:p>Geoland Basemap Oberfläche</text:p>
          </table:table-cell>
          <table:table-cell office:value-type="string" calcext:value-type="string">
            <text:p>Basemap Oberflächendarstellung von Österreich in Grau</text:p>
          </table:table-cell>
          <table:table-cell office:value-type="string" calcext:value-type="string">
            <text:p>8.782379 46.358770 17.5 49.037872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oogle3857_0-17</text:p>
          </table:table-cell>
          <table:table-cell office:value-type="string" calcext:value-type="string">
            <text:p>https://mapsneu.wien.gv.at/basemap/bmapoberflaeche/{Style}/google3857/{TileMatrix}/{TileRow}/{TileCol}.jpe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mapsneu.wien.gv.at/basemap/bmapoberflaeche/grau/google3857/{z}/{y}/{x}.jpeg</text:p>
          </table:table-cell>
          <table:table-cell office:value-type="string" calcext:value-type="string">
            <text:p>Datenquelle: &lt;a href="https://basemap.at/#lizenz"&gt;basemap.at&lt;/a&gt;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K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1:20:50.847466756</meta:creation-date>
    <dc:date>2024-05-23T10:32:02.363231608</dc:date>
    <meta:editing-duration>PT2H14M11S</meta:editing-duration>
    <meta:editing-cycles>42</meta:editing-cycles>
    <meta:generator>LibreOffice/7.3.7.2$Linux_X86_64 LibreOffice_project/30$Build-2</meta:generator>
    <dc:creator>Klaus Förster</dc:creator>
    <meta:document-statistic meta:table-count="1" meta:cell-count="80" meta:object-count="0"/>
  </office:meta>
</office:document-meta>
</file>